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6DE0000013ED960C9CD.svm" manifest:media-type=""/>
  <manifest:file-entry manifest:full-path="Pictures/2000000100000389000000FAF3F705AC.svm" manifest:media-type=""/>
  <manifest:file-entry manifest:full-path="Pictures/2000000100000395000000FEDDAB0793.svm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2000003870000012020F46711.eps" manifest:media-type=""/>
  <manifest:file-entry manifest:full-path="Pictures/200000010000040700000124B8C61398.svm" manifest:media-type=""/>
  <manifest:file-entry manifest:full-path="Pictures/200000010000031F000000FEBA600DBB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6B800000131DEEC6A21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0.39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g_m=\SI{0.39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be}=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75cm" svg:height="3.968cm" svg:x="0.278cm" svg:y="0.811cm">
          <draw:image xlink:href="Pictures/20000002000003870000012020F46711.eps" xlink:type="simple" xlink:show="embed" xlink:actuate="onLoad">
            <text:p/>
          </draw:image>
        </draw:frame>
        <draw:frame draw:style-name="gr2" draw:text-style-name="P1" draw:layer="layout" svg:width="0.766cm" svg:height="0.299cm" svg:x="9.489cm" svg:y="0.794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299cm" svg:height="0.258cm" svg:x="7.094cm" svg:y="3.608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099cm" svg:height="0.304cm" svg:x="1.805cm" svg:y="2.612cm">
          <draw:image xlink:href="Pictures/2000000100000395000000FEDDAB0793.svm" xlink:type="simple" xlink:show="embed" xlink:actuate="onLoad">
            <text:p/>
          </draw:image>
        </draw:frame>
        <draw:frame draw:style-name="gr5" draw:text-style-name="P1" draw:layer="layout" svg:width="1.085cm" svg:height="0.299cm" svg:x="1.015cm" svg:y="3.053cm">
          <draw:image xlink:href="Pictures/2000000100000389000000FAF3F705AC.svm" xlink:type="simple" xlink:show="embed" xlink:actuate="onLoad">
            <text:p/>
          </draw:image>
        </draw:frame>
        <draw:frame draw:style-name="gr4" draw:text-style-name="P1" draw:layer="layout" svg:width="1.099cm" svg:height="0.304cm" svg:x="7.638cm" svg:y="1.642cm">
          <draw:image xlink:href="Pictures/2000000100000395000000FEDDAB0793.svm" xlink:type="simple" xlink:show="embed" xlink:actuate="onLoad">
            <text:p/>
          </draw:image>
        </draw:frame>
        <draw:frame draw:style-name="gr5" draw:text-style-name="P1" draw:layer="layout" svg:width="1.085cm" svg:height="0.299cm" svg:x="9.144cm" svg:y="4.218cm">
          <draw:image xlink:href="Pictures/2000000100000389000000FAF3F705AC.svm" xlink:type="simple" xlink:show="embed" xlink:actuate="onLoad">
            <text:p/>
          </draw:image>
        </draw:frame>
        <draw:frame draw:style-name="gr6" draw:text-style-name="P1" draw:layer="layout" svg:width="0.973cm" svg:height="0.304cm" svg:x="9.385cm" svg:y="3.641cm">
          <draw:image xlink:href="Pictures/200000010000032C000000FEC7CA01FA.svm" xlink:type="simple" xlink:show="embed" xlink:actuate="onLoad">
            <text:p/>
          </draw:image>
        </draw:frame>
        <draw:frame draw:style-name="gr7" draw:text-style-name="P1" draw:layer="layout" svg:width="0.406cm" svg:height="0.253cm" svg:x="11.797cm" svg:y="2.075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0.983cm" svg:height="0.304cm" svg:x="4.889cm" svg:y="2.984cm">
          <draw:image xlink:href="Pictures/2000000100000334000000FE962992E7.svm" xlink:type="simple" xlink:show="embed" xlink:actuate="onLoad">
            <text:p/>
          </draw:image>
        </draw:frame>
        <draw:frame draw:style-name="gr8" draw:text-style-name="P1" draw:layer="layout" svg:width="0.983cm" svg:height="0.304cm" svg:x="9.375cm" svg:y="1.642cm">
          <draw:image xlink:href="Pictures/2000000100000334000000FE962992E7.svm" xlink:type="simple" xlink:show="embed" xlink:actuate="onLoad">
            <text:p/>
          </draw:image>
        </draw:frame>
        <draw:frame draw:style-name="gr7" draw:text-style-name="P1" draw:layer="layout" svg:width="0.406cm" svg:height="0.253cm" svg:x="6.237cm" svg:y="3.226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958cm" svg:height="0.304cm" svg:x="2.73cm" svg:y="3.02cm">
          <draw:image xlink:href="Pictures/200000010000031F000000FEBA600DBB.svm" xlink:type="simple" xlink:show="embed" xlink:actuate="onLoad">
            <text:p/>
          </draw:image>
        </draw:frame>
        <draw:frame draw:style-name="gr10" draw:text-style-name="P1" draw:layer="layout" svg:width="1.236cm" svg:height="0.349cm" svg:x="3.568cm" svg:y="4.082cm">
          <draw:image xlink:href="Pictures/200000010000040700000124B8C61398.svm" xlink:type="simple" xlink:show="embed" xlink:actuate="onLoad">
            <text:p/>
          </draw:image>
        </draw:frame>
        <draw:frame draw:style-name="gr11" draw:text-style-name="P1" draw:layer="layout" svg:width="0.486cm" svg:height="0.258cm" svg:x="2.621cm" svg:y="3.972cm">
          <draw:image xlink:href="Pictures/2000000100000196000000D88048B7F8.svm" xlink:type="simple" xlink:show="embed" xlink:actuate="onLoad">
            <text:p/>
          </draw:image>
        </draw:frame>
        <draw:frame draw:style-name="gr12" draw:layer="layout" svg:width="0.748cm" svg:height="0.725cm" svg:x="2.475cm" svg:y="3.343cm">
          <draw:text-box>
            <text:p>+</text:p>
          </draw:text-box>
        </draw:frame>
        <draw:frame draw:style-name="gr12" draw:layer="layout" svg:width="0.642cm" svg:height="0.725cm" svg:x="2.528cm" svg:y="4.065cm">
          <draw:text-box>
            <text:p>-</text:p>
          </draw:text-box>
        </draw:frame>
        <draw:frame draw:style-name="gr13" draw:text-style-name="P1" draw:layer="layout" svg:width="2.108cm" svg:height="0.38cm" svg:x="1.268cm" svg:y="0.569cm">
          <draw:image xlink:href="Pictures/20000001000006DE0000013ED960C9CD.svm" xlink:type="simple" xlink:show="embed" xlink:actuate="onLoad">
            <text:p/>
          </draw:image>
        </draw:frame>
        <draw:frame draw:style-name="gr14" draw:text-style-name="P1" draw:layer="layout" svg:width="2.063cm" svg:height="0.365cm" svg:x="1.291cm" svg:y="1.076cm">
          <draw:image xlink:href="Pictures/20000001000006B800000131DEEC6A21.svm" xlink:type="simple" xlink:show="embed" xlink:actuate="onLoad">
            <text:p/>
          </draw:image>
        </draw:frame>
        <draw:frame draw:style-name="gr3" draw:text-style-name="P1" draw:layer="layout" svg:width="0.299cm" svg:height="0.258cm" svg:x="0.208cm" svg:y="3.815cm">
          <draw:image xlink:href="Pictures/20000001000000FA000000D8AB97C17A.svm" xlink:type="simple" xlink:show="embed" xlink:actuate="onLoad">
            <text:p/>
          </draw:image>
        </draw:frame>
        <draw:frame draw:style-name="gr15" draw:text-style-name="P1" draw:layer="layout" svg:width="0.517cm" svg:height="0.355cm" svg:x="11.963cm" svg:y="3.689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517cm" svg:height="0.355cm" svg:x="6.34cm" svg:y="3.788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5T16:38:40</meta:creation-date>
    <meta:editing-duration>PT1H25M40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16T12:08:46</dc:date>
    <dc:creator>kkk </dc:creator>
    <meta:document-statistic meta:object-count="22"/>
    <meta:template xlink:type="simple" xlink:actuate="onRequest" xlink:title="kkkFigures" xlink:href="../../../../../.libreoffice/3/user/template/kkkFigures.otg" meta:date="2014-07-15T16:38:40"/>
  </office:meta>
</office:document-meta>
</file>